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paragraph-rsid="001c8970"/>
    </style:style>
    <style:style style:name="P3" style:family="paragraph" style:parent-style-name="Standard">
      <style:paragraph-properties fo:line-height="150%"/>
      <style:text-properties style:font-name="Ubuntu" officeooo:rsid="00190ea1" officeooo:paragraph-rsid="00190ea1"/>
    </style:style>
    <style:style style:name="P4" style:family="paragraph" style:parent-style-name="Standard">
      <style:paragraph-properties fo:line-height="150%"/>
      <style:text-properties style:font-name="Ubuntu" officeooo:rsid="001a5b6a" officeooo:paragraph-rsid="001a5b6a"/>
    </style:style>
    <style:style style:name="P5" style:family="paragraph" style:parent-style-name="Standard">
      <style:paragraph-properties fo:line-height="150%"/>
      <style:text-properties style:font-name="Ubuntu" fo:font-style="italic" officeooo:rsid="001a5b6a" officeooo:paragraph-rsid="001a5b6a" style:font-style-asian="italic" style:font-style-complex="italic"/>
    </style:style>
    <style:style style:name="P6" style:family="paragraph" style:parent-style-name="Standard">
      <style:paragraph-properties fo:line-height="150%"/>
      <style:text-properties style:font-name="Ubuntu" fo:font-weight="bold" officeooo:rsid="001a5b6a" officeooo:paragraph-rsid="001a5b6a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Ubuntu" fo:font-weight="bold" officeooo:rsid="00190ea1" officeooo:paragraph-rsid="00190ea1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Ubuntu" officeooo:rsid="001bca43" officeooo:paragraph-rsid="001bca43"/>
    </style:style>
    <style:style style:name="P9" style:family="paragraph" style:parent-style-name="Standard">
      <style:paragraph-properties fo:line-height="150%"/>
      <style:text-properties style:font-name="Ubuntu" officeooo:rsid="001c8970" officeooo:paragraph-rsid="001c8970"/>
    </style:style>
    <style:style style:name="P10" style:family="paragraph" style:parent-style-name="Standard">
      <style:paragraph-properties fo:line-height="150%"/>
      <style:text-properties style:font-name="Ubuntu" officeooo:rsid="001c8970" officeooo:paragraph-rsid="001c8970" fo:background-color="#eeeeee"/>
    </style:style>
    <style:style style:name="P11" style:family="paragraph" style:parent-style-name="Standard">
      <style:paragraph-properties fo:line-height="150%"/>
      <style:text-properties style:font-name="Ubuntu" officeooo:rsid="001c8970" officeooo:paragraph-rsid="001e1e50" fo:background-color="#eeeeee"/>
    </style:style>
    <style:style style:name="P12" style:family="paragraph" style:parent-style-name="Heading_20_2">
      <style:paragraph-properties fo:line-height="150%" fo:text-align="center" style:justify-single-word="false"/>
      <style:text-properties style:font-name="Ubuntu" officeooo:rsid="00173f67" officeooo:paragraph-rsid="00173f67"/>
    </style:style>
    <style:style style:name="P13" style:family="paragraph" style:parent-style-name="Standard">
      <style:paragraph-properties fo:line-height="150%"/>
      <style:text-properties style:font-name="Ubuntu"/>
    </style:style>
    <style:style style:name="P14" style:family="paragraph" style:parent-style-name="Standard">
      <style:paragraph-properties fo:line-height="150%"/>
      <style:text-properties style:font-name="Ubuntu" officeooo:rsid="001e1e50" officeooo:paragraph-rsid="00204d01"/>
    </style:style>
    <style:style style:name="P15" style:family="paragraph" style:parent-style-name="Standard">
      <style:paragraph-properties fo:line-height="150%"/>
      <style:text-properties style:font-name="Ubuntu" officeooo:rsid="00204d01" officeooo:paragraph-rsid="00204d01"/>
    </style:style>
    <style:style style:name="P16" style:family="paragraph" style:parent-style-name="Standard">
      <style:paragraph-properties fo:line-height="150%"/>
      <style:text-properties style:font-name="Ubuntu" officeooo:rsid="00204d01" officeooo:paragraph-rsid="00204d01" fo:background-color="#eeeeee"/>
    </style:style>
    <style:style style:name="P17" style:family="paragraph" style:parent-style-name="Standard">
      <style:paragraph-properties fo:line-height="150%"/>
      <style:text-properties style:font-name="Ubuntu" officeooo:rsid="00214bc9" officeooo:paragraph-rsid="00214bc9" fo:background-color="#eeeeee"/>
    </style:style>
    <style:style style:name="P18" style:family="paragraph" style:parent-style-name="Standard">
      <style:paragraph-properties fo:line-height="150%"/>
      <style:text-properties style:font-name="Ubuntu" fo:font-weight="bold" officeooo:rsid="0022e77a" officeooo:paragraph-rsid="0022e77a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Ubuntu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5b6a" style:font-style-asian="italic" style:font-style-complex="italic"/>
    </style:style>
    <style:style style:name="T3" style:family="text">
      <style:text-properties officeooo:rsid="001a5b6a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a5b6a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8970" style:font-weight-asian="bold" style:font-weight-complex="bold"/>
    </style:style>
    <style:style style:name="T8" style:family="text">
      <style:text-properties fo:font-weight="bold" officeooo:rsid="00204d01" style:font-weight-asian="bold" style:font-weight-complex="bold"/>
    </style:style>
    <style:style style:name="T9" style:family="text">
      <style:text-properties officeooo:rsid="001c897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cf30d"/>
    </style:style>
    <style:style style:name="T12" style:family="text">
      <style:text-properties officeooo:rsid="00204d01"/>
    </style:style>
    <style:style style:name="T13" style:family="text">
      <style:text-properties officeooo:rsid="001c8970" fo:background-color="#eeeeee" loext:char-shading-value="0"/>
    </style:style>
    <style:style style:name="T14" style:family="text">
      <style:text-properties officeooo:rsid="00204d01" fo:background-color="#eeeeee" loext:char-shading-value="0"/>
    </style:style>
    <style:style style:name="T15" style:family="text">
      <style:text-properties officeooo:rsid="00214bc9" fo:background-color="#eeeeee" loext:char-shading-value="0"/>
    </style:style>
    <style:style style:name="T16" style:family="text">
      <style:text-properties officeooo:rsid="00214d52" fo:background-color="#eeeeee" loext:char-shading-value="0"/>
    </style:style>
    <style:style style:name="T17" style:family="text">
      <style:text-properties officeooo:rsid="0022e77a" fo:background-color="#eeeeee" loext:char-shading-value="0"/>
    </style:style>
    <style:style style:name="T18" style:family="text">
      <style:text-properties officeooo:rsid="0022e77a" fo:background-color="#eeeeee" loext:char-shading-value="0"/>
    </style:style>
    <style:style style:name="T19" style:family="text">
      <style:text-properties officeooo:rsid="00214bc9"/>
    </style:style>
    <style:style style:name="T20" style:family="text">
      <style:text-properties officeooo:rsid="00214d52"/>
    </style:style>
    <style:style style:name="T21" style:family="text">
      <style:text-properties officeooo:rsid="0022e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Vue Router</text:h>
      <text:p text:style-name="P4">É a biblioteca de roteamento para aplicações vue.js. Permite mudar o que esta sendo exibido na tela conforme a URL, sem recarregar a pagina, criando uma SPA.</text:p>
      <text:p text:style-name="P3"/>
      <text:p text:style-name="P7">Instalação:</text:p>
      <text:p text:style-name="P3">npm install vue-router</text:p>
      <text:p text:style-name="P4"/>
      <text:p text:style-name="P6">EX:</text:p>
      <text:p text:style-name="P3"><text:span text:style-name="T1">index.js</text:span> <text:span text:style-name="T3">(</text:span>ou <text:span text:style-name="T1">router.js</text:span><text:span text:style-name="T2">)</text:span><text:span text:style-name="T1"> </text:span><text:span text:style-name="T4">– </text:span><text:span text:style-name="T5">Configuração Básica</text:span></text:p>
      <text:p text:style-name="P1">import { createRouter, createWebHistory } from 'vue-router'</text:p>
      <text:p text:style-name="P1">import Home from '../views/Home.vue'</text:p>
      <text:p text:style-name="P1">import About from '../views/About.vue'</text:p>
      <text:p text:style-name="P1"/>
      <text:p text:style-name="P1">const routes = [</text:p>
      <text:p text:style-name="P1"><text:s text:c="2"/>{ path: '/', name: 'Home', component: Home },</text:p>
      <text:p text:style-name="P1"><text:s text:c="2"/>{ path: '/about', name: 'About', component: About }</text:p>
      <text:p text:style-name="P1">]</text:p>
      <text:p text:style-name="P1"/>
      <text:p text:style-name="P1">const router = createRouter({</text:p>
      <text:p text:style-name="P1"><text:s text:c="2"/>history: createWebHistory(),</text:p>
      <text:p text:style-name="P1"><text:s text:c="2"/>routes</text:p>
      <text:p text:style-name="P1">})</text:p>
      <text:p text:style-name="P1"/>
      <text:p text:style-name="P1">export default router</text:p>
      <text:p text:style-name="P1"/>
      <text:p text:style-name="P5">main.js <text:span text:style-name="T4">– Integrar ao Vue</text:span></text:p>
      <text:p text:style-name="P1">import { createApp } from 'vue'</text:p>
      <text:p text:style-name="P1">import App from './App.vue'</text:p>
      <text:p text:style-name="P1">import router from './router'</text:p>
      <text:p text:style-name="P1"/>
      <text:p text:style-name="P1">const app = createApp(App)</text:p>
      <text:p text:style-name="P1"/>
      <text:p text:style-name="P1"><text:soft-page-break/>app.use(router)</text:p>
      <text:p text:style-name="P1">app.mount('#app')</text:p>
      <text:p text:style-name="P1"/>
      <text:p text:style-name="P6">Navegação:</text:p>
      <text:p text:style-name="P4">Via Link:</text:p>
      <text:p text:style-name="P1">&lt;router-link to="/"&gt;Home&lt;/router-link&gt;</text:p>
      <text:p text:style-name="P1">&lt;router-link to="/about"&gt;About&lt;/router-link&gt;</text:p>
      <text:p text:style-name="P1"/>
      <text:p text:style-name="P4">Via Script:</text:p>
      <text:p text:style-name="P1">this.$router.push('/about')</text:p>
      <text:p text:style-name="P1"/>
      <text:p text:style-name="P6">Renderização de Rotas:</text:p>
      <text:p text:style-name="P1">&lt;template&gt;</text:p>
      <text:p text:style-name="P1"><text:s text:c="2"/>&lt;router-view&gt;&lt;/router-view&gt;</text:p>
      <text:p text:style-name="P1">&lt;/template&gt;</text:p>
      <text:p text:style-name="P1"/>
      <text:p text:style-name="P8"><text:span text:style-name="T6">createRouter –</text:span> <text:span text:style-name="T9">Função que cria a instancia do roteador. Essa instancia é o que é importada e registrada no app Vue, para ativar a navegação entre paginas:</text:span></text:p>
      <text:p text:style-name="P10">import { createRouter } from “vue-router” </text:p>
      <text:p text:style-name="P9"/>
      <text:p text:style-name="P10">const router = createRouter( </text:p>
      <text:p text:style-name="P10"><text:span text:style-name="T10"><text:s text:c="4"/></text:span>history: createWebHistory(), </text:p>
      <text:p text:style-name="P10"><text:span text:style-name="T10"><text:s text:c="4"/></text:span>routes, <text:s/></text:p>
      <text:p text:style-name="P10">) </text:p>
      <text:p text:style-name="P9"/>
      <text:p text:style-name="P10">createApp(App).use(router).mount(‘#app’) </text:p>
      <text:p text:style-name="P9"/>
      <text:p text:style-name="P2"><text:span text:style-name="T7">createWebHistory –</text:span><text:span text:style-name="T9"> </text:span><text:span text:style-name="T11">Define o tipo de histórico das URLs (sem #). Permite que as rotas fiquem com aparencia limpa, como /about em vez de /#/about.</text:span></text:p>
      <text:p text:style-name="P11">history: createWebHistory(), </text:p>
      <text:p text:style-name="P1"/>
      <text:p text:style-name="P14"><text:span text:style-name="T6">createWebHas</text:span><text:span text:style-name="T8">h</text:span><text:span text:style-name="T6">History –</text:span> <text:span text:style-name="T12">Alternativo ao createWebHistory. Cria rotas com #, uteis para apps que precisam de compatibilidade com servidores que não suportam history.pushState: </text:span><text:span text:style-name="T13">history: createWeb</text:span><text:span text:style-name="T14">Hash</text:span><text:span text:style-name="T13">History(), </text:span></text:p>
      <text:p text:style-name="P15"><text:soft-page-break/><text:span text:style-name="T6">routes –</text:span> É um array de objetos, onde cada objeto define uma rota, qual URL (path) vai exibir qual componente:</text:p>
      <text:p text:style-name="P16">const routes = [</text:p>
      <text:p text:style-name="P16"><text:span text:style-name="T10"><text:s text:c="2"/></text:span>{</text:p>
      <text:p text:style-name="P16"><text:span text:style-name="T10"><text:s text:c="4"/></text:span>path: '/', <text:span text:style-name="T10"><text:s text:c="2"/>- URL que será acessada</text:span></text:p>
      <text:p text:style-name="P16"><text:span text:style-name="T10"><text:s text:c="4"/></text:span>name: 'home', <text:span text:style-name="T10"><text:s text:c="2"/>- (opcional) nome da rota</text:span></text:p>
      <text:p text:style-name="P16"><text:span text:style-name="T10"><text:s text:c="4"/></text:span>component: Home <text:span text:style-name="T10"><text:s text:c="2"/>- componente que será renderizado</text:span></text:p>
      <text:p text:style-name="P16"><text:span text:style-name="T10"><text:s text:c="2"/></text:span>},</text:p>
      <text:p text:style-name="P16"><text:span text:style-name="T10"><text:s text:c="2"/></text:span>{</text:p>
      <text:p text:style-name="P16"><text:span text:style-name="T10"><text:s text:c="4"/></text:span>path: '/about',</text:p>
      <text:p text:style-name="P16"><text:span text:style-name="T10"><text:s text:c="4"/></text:span>name: 'about',</text:p>
      <text:p text:style-name="P16"><text:span text:style-name="T10"><text:s text:c="4"/></text:span>component: About</text:p>
      <text:p text:style-name="P16"><text:span text:style-name="T10"><text:s text:c="2"/></text:span>},</text:p>
      <text:p text:style-name="P16"><text:span text:style-name="T10"><text:s text:c="2"/></text:span>{</text:p>
      <text:p text:style-name="P16"><text:span text:style-name="T10"><text:s text:c="4"/></text:span>path: '/product/:id',</text:p>
      <text:p text:style-name="P16"><text:span text:style-name="T10"><text:s text:c="4"/></text:span>name: 'product',</text:p>
      <text:p text:style-name="P16"><text:span text:style-name="T10"><text:s text:c="4"/></text:span>component: Product,</text:p>
      <text:p text:style-name="P16"><text:span text:style-name="T10"><text:s text:c="4"/></text:span>props: true <text:s/><text:span text:style-name="T10">- envia o "id" como prop para o componente</text:span></text:p>
      <text:p text:style-name="P16"><text:span text:style-name="T10"><text:s text:c="2"/></text:span>},</text:p>
      <text:p text:style-name="P16"><text:span text:style-name="T10"><text:s text:c="2"/></text:span>{</text:p>
      <text:p text:style-name="P16"><text:span text:style-name="T10"><text:s text:c="4"/></text:span>path: '/old-home',</text:p>
      <text:p text:style-name="P16"><text:span text:style-name="T10"><text:s text:c="4"/></text:span>redirect: '/' <text:s/><text:span text:style-name="T10">- redireciona automaticamente</text:span></text:p>
      <text:p text:style-name="P16"><text:span text:style-name="T10"><text:s text:c="2"/></text:span>}</text:p>
      <text:p text:style-name="P16">]</text:p>
      <text:p text:style-name="P1"/>
      <text:p text:style-name="P15"><text:span text:style-name="T6">path –</text:span> <text:span text:style-name="T19">String que representa a URL. Quando esse caminho é acessado, o componente definido será exibido. É o caminho para o componente:</text:span></text:p>
      <text:p text:style-name="P17">path: “/componente” </text:p>
      <text:p text:style-name="P1"/>
      <text:p text:style-name="P15"><text:span text:style-name="T6">name –</text:span> <text:span text:style-name="T19">Identificador da rota. Identifica o componente que será exibido, ou seja, é o nome do componente. Se o name for usado com rotas que tem params é preciso passar todos os params obrigatórios e os nomes devem ser únicos:</text:span></text:p>
      <text:p text:style-name="P17">name: “about”</text:p>
      <text:p text:style-name="P1"/>
      <text:p text:style-name="P15"><text:soft-page-break/><text:span text:style-name="T6">component –</text:span> <text:span text:style-name="T19">É o componente que será exibido. Define o que será renderizado quando a rota for acessada: </text:span><text:span text:style-name="T15">component: Home </text:span></text:p>
      <text:p text:style-name="P15"/>
      <text:p text:style-name="P15"><text:span text:style-name="T6">router-view –</text:span> <text:span text:style-name="T20">Mostra o componente da rota atual, ou seja, é onde as views serão mostradas: </text:span><text:span text:style-name="T16">&lt;router-view /&gt; </text:span></text:p>
      <text:p text:style-name="P1"/>
      <text:p text:style-name="P15"><text:span text:style-name="T6">router-link –</text:span> <text:span text:style-name="T21">É um link de navegação sem reload. Serve para ir de uma rota para outra: </text:span><text:span text:style-name="T18">&lt;router-link to=”/about”&gt;ir para o about&lt;/router-link&gt; </text:span></text:p>
      <text:p text:style-name="P15"/>
      <text:p text:style-name="P15"><text:span text:style-name="T6">this.$router –</text:span> <text:span text:style-name="T21">Serve para navegar via javascript: </text:span><text:span text:style-name="T18">this.$router.push(“/about”) </text:span></text:p>
      <text:p text:style-name="P15"/>
      <text:p text:style-name="P15"><text:span text:style-name="T6">this.$route –</text:span> <text:span text:style-name="T21">É um objeto com dados da rota atual. Serve para acessar parâmetros, nome da rota, etc: </text:span><text:span text:style-name="T18">console.log(this.$route.path) </text:span></text:p>
      <text:p text:style-name="P1"/>
      <text:p text:style-name="P18">EX:</text:p>
      <text:p text:style-name="P19">src/main.js</text:p>
      <text:p text:style-name="P1">import { createApp } from 'vue'</text:p>
      <text:p text:style-name="P1">import App from './App.vue'</text:p>
      <text:p text:style-name="P1">import router from './router' <text:s text:c="9"/></text:p>
      <text:p text:style-name="P1"/>
      <text:p text:style-name="P1">createApp(App).use(router).mount('#app')</text:p>
      <text:p text:style-name="P1"/>
      <text:p text:style-name="P19">src/router/index.js</text:p>
      <text:p text:style-name="P1">import { createRouter, createWebHistory /* createWebHashHistory */ } from 'vue-router'</text:p>
      <text:p text:style-name="P1">import Home from '../views/Home.vue'</text:p>
      <text:p text:style-name="P1">import About from '../views/About.vue'</text:p>
      <text:p text:style-name="P1"/>
      <text:p text:style-name="P1">const routes = [ <text:s text:c="20"/></text:p>
      <text:p text:style-name="P1"><text:s text:c="2"/>{</text:p>
      <text:p text:style-name="P1"><text:s text:c="4"/>path: '/', <text:s text:c="18"/></text:p>
      <text:p text:style-name="P1"><text:s text:c="4"/>name: 'HomePage', <text:s text:c="7"/></text:p>
      <text:p text:style-name="P1"><text:s text:c="4"/>component: Home <text:s text:c="10"/></text:p>
      <text:p text:style-name="P1"><text:s text:c="2"/>},</text:p>
      <text:p text:style-name="P1"><text:soft-page-break/><text:s text:c="2"/>{</text:p>
      <text:p text:style-name="P1"><text:s text:c="4"/>path: '/about',</text:p>
      <text:p text:style-name="P1"><text:s text:c="4"/>name: 'AboutPage',</text:p>
      <text:p text:style-name="P1"><text:s text:c="4"/>component: About</text:p>
      <text:p text:style-name="P1"><text:s text:c="2"/>}</text:p>
      <text:p text:style-name="P1">]</text:p>
      <text:p text:style-name="P1"/>
      <text:p text:style-name="P1">const router = createRouter({ <text:s text:c="9"/></text:p>
      <text:p text:style-name="P1"><text:s text:c="2"/>history: createWebHistory(), <text:s text:c="7"/></text:p>
      <text:p text:style-name="P1"><text:s text:c="2"/>routes <text:s text:c="30"/></text:p>
      <text:p text:style-name="P1">})</text:p>
      <text:p text:style-name="P1"/>
      <text:p text:style-name="P1">export default router <text:s text:c="15"/></text:p>
      <text:p text:style-name="P1"/>
      <text:p text:style-name="P19">src/App.vue</text:p>
      <text:p text:style-name="P1">&lt;template&gt;</text:p>
      <text:p text:style-name="P1"><text:s text:c="2"/>&lt;nav&gt;</text:p>
      <text:p text:style-name="P1"><text:s text:c="4"/>&lt;!-- router‑link: navigation without reload --&gt;</text:p>
      <text:p text:style-name="P1"><text:s text:c="4"/>&lt;router-link to="/"&gt;Home&lt;/router-link&gt; | </text:p>
      <text:p text:style-name="P1"><text:s text:c="4"/>&lt;router-link :to="{ name: 'AboutPage' }"&gt;About&lt;/router-link&gt;</text:p>
      <text:p text:style-name="P1"><text:s text:c="2"/>&lt;/nav&gt;</text:p>
      <text:p text:style-name="P1"/>
      <text:p text:style-name="P1"><text:s text:c="2"/>&lt;!-- router‑view: where route components render --&gt;</text:p>
      <text:p text:style-name="P1"><text:s text:c="2"/>&lt;router-view /&gt;</text:p>
      <text:p text:style-name="P1">&lt;/template&gt;</text:p>
      <text:p text:style-name="P1"/>
      <text:p text:style-name="P19">src/views/Home.vue</text:p>
      <text:p text:style-name="P1">&lt;template&gt;</text:p>
      <text:p text:style-name="P1"><text:s text:c="2"/>&lt;h1&gt;Home&lt;/h1&gt;</text:p>
      <text:p text:style-name="P1"><text:s text:c="2"/>&lt;p&gt;This is the Home page.&lt;/p&gt;</text:p>
      <text:p text:style-name="P1"/>
      <text:p text:style-name="P1"><text:s text:c="2"/>&lt;!-- Accessing $route --&gt;</text:p>
      <text:p text:style-name="P1"><text:s text:c="2"/>&lt;p&gt;Current path: {{ $route.path }}&lt;/p&gt;</text:p>
      <text:p text:style-name="P1"/>
      <text:p text:style-name="P1"><text:s text:c="2"/>&lt;!-- Using $router to navigate programmatically --&gt;</text:p>
      <text:p text:style-name="P1"><text:soft-page-break/><text:s text:c="2"/>&lt;button @click="$router.push('/about')"&gt;Go to About via $router&lt;/button&gt;</text:p>
      <text:p text:style-name="P1">&lt;/template&gt;</text:p>
      <text:p text:style-name="P1"/>
      <text:p text:style-name="P19">src/views/About.vue</text:p>
      <text:p text:style-name="P1">&lt;template&gt;</text:p>
      <text:p text:style-name="P1"><text:s text:c="2"/>&lt;h1&gt;About&lt;/h1&gt;</text:p>
      <text:p text:style-name="P1"><text:s text:c="2"/>&lt;p&gt;This is the About page.&lt;/p&gt;</text:p>
      <text:p text:style-name="P1"><text:s text:c="2"/>&lt;button @click="$router.back()"&gt;Back&lt;/button&gt;</text:p>
      <text:p text:style-name="P1">&lt;/template&gt;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9T09:20:21.498000000</meta:creation-date>
    <dc:date>2025-07-01T21:41:58.934000000</dc:date>
    <meta:editing-duration>PT3H9M40S</meta:editing-duration>
    <meta:editing-cycles>10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29" meta:word-count="589" meta:character-count="4557" meta:non-whitespace-character-count="3774"/>
  </office:meta>
</office:document-meta>
</file>